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148c4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148c4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4a3b2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0d5d2f" style:font-size-asian="20pt" style:font-size-complex="20pt"/>
    </style:style>
    <style:style style:name="P6" style:family="paragraph" style:parent-style-name="Standard">
      <style:text-properties style:font-name="Rosario" officeooo:rsid="000d5d2f" officeooo:paragraph-rsid="000d5d2f"/>
    </style:style>
    <style:style style:name="P7" style:family="paragraph" style:parent-style-name="Standard">
      <style:text-properties style:font-name="Rosario" fo:font-size="16pt" officeooo:rsid="000d5d2f" officeooo:paragraph-rsid="0045c958" style:font-size-asian="16pt" style:font-size-complex="16pt"/>
    </style:style>
    <style:style style:name="P8" style:family="paragraph" style:parent-style-name="Standard">
      <style:text-properties style:font-name="Rosario" fo:font-size="16pt" officeooo:rsid="000d5d2f" officeooo:paragraph-rsid="000d5d2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650c5" style:font-size-asian="16pt" style:font-size-complex="16pt"/>
    </style:style>
    <style:style style:name="P10" style:family="paragraph" style:parent-style-name="Standard">
      <style:text-properties style:font-name="Rosario" fo:font-size="16pt" officeooo:rsid="000d5d2f" officeooo:paragraph-rsid="00199499" style:font-size-asian="16pt" style:font-size-complex="16pt"/>
    </style:style>
    <style:style style:name="P11" style:family="paragraph" style:parent-style-name="Standard">
      <style:text-properties style:font-name="Rosario" fo:font-size="16pt" officeooo:rsid="000e4ced" officeooo:paragraph-rsid="000e4ce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a6a7c" style:font-size-asian="16pt" style:font-size-complex="16pt"/>
    </style:style>
    <style:style style:name="P13" style:family="paragraph" style:parent-style-name="Standard">
      <style:text-properties style:font-name="Rosario" fo:font-size="16pt" officeooo:paragraph-rsid="001c26a0"/>
    </style:style>
    <style:style style:name="P14" style:family="paragraph" style:parent-style-name="Standard">
      <style:text-properties style:font-name="Rosario" fo:font-size="16pt" style:text-underline-style="none" officeooo:rsid="000e5d2e" officeooo:paragraph-rsid="001c26a0" style:font-size-asian="16pt" style:font-size-complex="16pt"/>
    </style:style>
    <style:style style:name="P15" style:family="paragraph" style:parent-style-name="Standard">
      <style:text-properties style:font-name="Rosario" fo:font-size="16pt" officeooo:paragraph-rsid="001e4566"/>
    </style:style>
    <style:style style:name="P16" style:family="paragraph" style:parent-style-name="Standard">
      <style:text-properties style:font-name="Rosario" fo:font-size="16pt" style:text-underline-style="none" officeooo:rsid="000e5d2e" officeooo:paragraph-rsid="000e5d2e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1e4566" style:font-size-asian="20pt" style:font-size-complex="20pt"/>
    </style:style>
    <style:style style:name="P18" style:family="paragraph" style:parent-style-name="Standard">
      <style:text-properties style:font-name="Rosario" officeooo:rsid="000d5d2f" officeooo:paragraph-rsid="001e4566"/>
    </style:style>
    <style:style style:name="P19" style:family="paragraph" style:parent-style-name="Standard">
      <style:text-properties style:font-name="Rosario" fo:font-size="16pt" style:text-underline-style="none" officeooo:rsid="000d5d2f" officeooo:paragraph-rsid="001e4566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22" style:family="paragraph" style:parent-style-name="Standard">
      <style:text-properties officeooo:paragraph-rsid="0024ed32"/>
    </style:style>
    <style:style style:name="P23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24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26" style:family="paragraph" style:parent-style-name="Standard">
      <style:text-properties style:font-name="Rosario" fo:font-size="16pt" officeooo:paragraph-rsid="00272098"/>
    </style:style>
    <style:style style:name="P27" style:family="paragraph" style:parent-style-name="Standard">
      <style:text-properties style:font-name="Rosario" fo:font-size="16pt" officeooo:paragraph-rsid="003c96d3"/>
    </style:style>
    <style:style style:name="P28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29" style:family="paragraph" style:parent-style-name="Standard">
      <style:text-properties style:font-name="Rosario" fo:font-size="16pt" style:text-underline-style="none" officeooo:paragraph-rsid="00272098"/>
    </style:style>
    <style:style style:name="P30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2dd88d" style:font-size-asian="20pt" style:font-size-complex="20pt"/>
    </style:style>
    <style:style style:name="P31" style:family="paragraph" style:parent-style-name="Standard">
      <style:text-properties style:font-name="Rosario" officeooo:rsid="000d5d2f" officeooo:paragraph-rsid="002dd88d"/>
    </style:style>
    <style:style style:name="P32" style:family="paragraph" style:parent-style-name="Standard">
      <style:text-properties style:font-name="Rosario" fo:font-size="16pt" officeooo:paragraph-rsid="002dd88d"/>
    </style:style>
    <style:style style:name="P33" style:family="paragraph" style:parent-style-name="Standard">
      <style:text-properties style:font-name="Rosario" fo:font-size="16pt" style:text-underline-style="none" officeooo:rsid="000d5d2f" officeooo:paragraph-rsid="002dd88d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3d662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dd88d" style:font-size-asian="16pt" style:font-size-complex="16pt"/>
    </style:style>
    <style:style style:name="P36" style:family="paragraph" style:parent-style-name="Standard">
      <style:text-properties officeooo:paragraph-rsid="0033e64f"/>
    </style:style>
    <style:style style:name="P37" style:family="paragraph" style:parent-style-name="Standard">
      <style:text-properties style:font-name="Rosario" fo:font-size="16pt" officeooo:rsid="000d5d2f" officeooo:paragraph-rsid="002dd88d" style:font-size-asian="16pt" style:font-size-complex="16pt"/>
    </style:style>
    <style:style style:name="P38" style:family="paragraph" style:parent-style-name="Standard">
      <style:text-properties style:font-name="Rosario" fo:font-size="16pt" officeooo:rsid="000e4ced" officeooo:paragraph-rsid="002dd88d" style:font-size-asian="16pt" style:font-size-complex="16pt"/>
    </style:style>
    <style:style style:name="P39" style:family="paragraph" style:parent-style-name="Standard">
      <style:text-properties officeooo:paragraph-rsid="003711d1"/>
    </style:style>
    <style:style style:name="P40" style:family="paragraph" style:parent-style-name="Standard">
      <style:text-properties style:font-name="Rosario" fo:font-size="16pt" style:text-underline-style="none" officeooo:rsid="000e5d2e" officeooo:paragraph-rsid="002dd88d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5ad167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5ad16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ad167" style:font-size-asian="16pt" style:font-size-complex="16pt"/>
    </style:style>
    <style:style style:name="T1" style:family="text">
      <style:text-properties officeooo:rsid="005ad16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50c5"/>
    </style:style>
    <style:style style:name="T4" style:family="text">
      <style:text-properties style:text-underline-style="none" officeooo:rsid="0018087a"/>
    </style:style>
    <style:style style:name="T5" style:family="text">
      <style:text-properties officeooo:rsid="001650c5"/>
    </style:style>
    <style:style style:name="T6" style:family="text">
      <style:text-properties officeooo:rsid="00199499"/>
    </style:style>
    <style:style style:name="T7" style:family="text">
      <style:text-properties officeooo:rsid="000e4ced"/>
    </style:style>
    <style:style style:name="T8" style:family="text">
      <style:text-properties officeooo:rsid="00148c69"/>
    </style:style>
    <style:style style:name="T9" style:family="text">
      <style:text-properties officeooo:rsid="0045c95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8087a"/>
    </style:style>
    <style:style style:name="T12" style:family="text">
      <style:text-properties style:text-underline-style="none" officeooo:rsid="00199499" style:font-size-asian="16pt" style:font-size-complex="16pt"/>
    </style:style>
    <style:style style:name="T13" style:family="text">
      <style:text-properties style:text-underline-style="none" officeooo:rsid="000e5d2e" style:font-size-asian="16pt" style:font-size-complex="16pt"/>
    </style:style>
    <style:style style:name="T14" style:family="text">
      <style:text-properties fo:font-variant="normal" fo:text-transform="none" style:use-window-font-color="true" loext:opacity="0%" fo:letter-spacing="normal" fo:font-style="normal" fo:font-weight="normal" style:font-size-asian="16pt" style:font-size-complex="16pt"/>
    </style:style>
    <style:style style:name="T15" style:family="text">
      <style:text-properties style:text-underline-style="none" officeooo:rsid="0045c958" style:font-size-asian="16pt" style:font-size-complex="16pt"/>
    </style:style>
    <style:style style:name="T16" style:family="text">
      <style:text-properties style:text-underline-style="none" officeooo:rsid="0046ce3b" style:font-size-asian="16pt" style:font-size-complex="16pt"/>
    </style:style>
    <style:style style:name="T17" style:family="text">
      <style:text-properties style:text-underline-style="none" officeooo:rsid="00471d96" style:font-size-asian="16pt" style:font-size-complex="16pt"/>
    </style:style>
    <style:style style:name="T18" style:family="text">
      <style:text-properties style:text-underline-style="none" officeooo:rsid="0010c575" style:font-size-asian="16pt" style:font-size-complex="16pt"/>
    </style:style>
    <style:style style:name="T19" style:family="text">
      <style:text-properties style:text-underline-style="none" officeooo:rsid="001d5c1b" style:font-size-asian="16pt" style:font-size-complex="16pt"/>
    </style:style>
    <style:style style:name="T20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d5c1b" style:font-size-asian="16pt" style:font-size-complex="16pt"/>
    </style:style>
    <style:style style:name="T21" style:family="text">
      <style:text-properties officeooo:rsid="001e4566"/>
    </style:style>
    <style:style style:name="T22" style:family="text">
      <style:text-properties officeooo:rsid="002bc622"/>
    </style:style>
    <style:style style:name="T23" style:family="text">
      <style:text-properties officeooo:rsid="001650c5" style:font-size-asian="16pt" style:font-size-complex="16pt"/>
    </style:style>
    <style:style style:name="T24" style:family="text">
      <style:text-properties officeooo:rsid="000d5d2f" style:font-size-asian="16pt" style:font-size-complex="16pt"/>
    </style:style>
    <style:style style:name="T25" style:family="text">
      <style:text-properties officeooo:rsid="00410b5d" style:font-size-asian="16pt" style:font-size-complex="16pt"/>
    </style:style>
    <style:style style:name="T26" style:family="text">
      <style:text-properties officeooo:rsid="001ebb4a"/>
    </style:style>
    <style:style style:name="T27" style:family="text">
      <style:text-properties officeooo:rsid="001f0597"/>
    </style:style>
    <style:style style:name="T28" style:family="text">
      <style:text-properties style:font-name="Rosario" fo:font-size="16pt" officeooo:rsid="000d5d2f" style:font-size-asian="16pt" style:font-size-complex="16pt"/>
    </style:style>
    <style:style style:name="T29" style:family="text">
      <style:text-properties style:font-name="Rosario" fo:font-size="16pt" officeooo:rsid="001650c5" style:font-size-asian="16pt" style:font-size-complex="16pt"/>
    </style:style>
    <style:style style:name="T30" style:family="text">
      <style:text-properties style:font-name="Rosario" fo:font-size="16pt" officeooo:rsid="0018087a" style:font-size-asian="16pt" style:font-size-complex="16pt"/>
    </style:style>
    <style:style style:name="T31" style:family="text">
      <style:text-properties style:font-name="Rosario" fo:font-size="16pt" officeooo:rsid="0024ed32" style:font-size-asian="16pt" style:font-size-complex="16pt"/>
    </style:style>
    <style:style style:name="T32" style:family="text">
      <style:text-properties style:font-name="Rosario" fo:font-size="16pt" officeooo:rsid="003c96d3" style:font-size-asian="16pt" style:font-size-complex="16pt"/>
    </style:style>
    <style:style style:name="T33" style:family="text">
      <style:text-properties officeooo:rsid="00215066"/>
    </style:style>
    <style:style style:name="T34" style:family="text">
      <style:text-properties officeooo:rsid="00560048"/>
    </style:style>
    <style:style style:name="T35" style:family="text">
      <style:text-properties officeooo:rsid="0057bedf"/>
    </style:style>
    <style:style style:name="T36" style:family="text">
      <style:text-properties officeooo:rsid="002327b1"/>
    </style:style>
    <style:style style:name="T37" style:family="text">
      <style:text-properties style:text-underline-style="none" officeooo:rsid="0055fe58" style:font-size-asian="16pt" style:font-size-complex="16pt"/>
    </style:style>
    <style:style style:name="T38" style:family="text">
      <style:text-properties officeooo:rsid="000e5d2e" style:font-size-asian="16pt" style:font-size-complex="16pt"/>
    </style:style>
    <style:style style:name="T39" style:family="text">
      <style:text-properties officeooo:rsid="002ed877"/>
    </style:style>
    <style:style style:name="T40" style:family="text">
      <style:text-properties officeooo:rsid="002dd88d" style:font-size-asian="16pt" style:font-size-complex="16pt"/>
    </style:style>
    <style:style style:name="T41" style:family="text">
      <style:text-properties officeooo:rsid="000e4ced" style:font-size-asian="16pt" style:font-size-complex="16pt"/>
    </style:style>
    <style:style style:name="T42" style:family="text">
      <style:text-properties fo:font-variant="normal" fo:text-transform="none" style:use-window-font-color="true" loext:opacity="0%" fo:letter-spacing="normal" fo:font-style="normal" fo:font-weight="normal" officeooo:rsid="002dd88d" style:font-size-asian="16pt" style:font-size-complex="16pt"/>
    </style:style>
    <style:style style:name="T43" style:family="text">
      <style:text-properties officeooo:rsid="0053d662"/>
    </style:style>
    <style:style style:name="T44" style:family="text">
      <style:text-properties officeooo:rsid="00309943"/>
    </style:style>
    <style:style style:name="T45" style:family="text">
      <style:text-properties style:font-name="Rosario" fo:font-size="16pt" officeooo:rsid="0033e64f" style:font-size-asian="16pt" style:font-size-complex="16pt"/>
    </style:style>
    <style:style style:name="T46" style:family="text">
      <style:text-properties officeooo:rsid="0033987e"/>
    </style:style>
    <style:style style:name="T47" style:family="text">
      <style:text-properties officeooo:rsid="005793f2"/>
    </style:style>
    <style:style style:name="T48" style:family="text">
      <style:text-properties officeooo:rsid="0031aae0"/>
    </style:style>
    <style:style style:name="T49" style:family="text">
      <style:text-properties officeooo:rsid="0032a564"/>
    </style:style>
    <style:style style:name="T50" style:family="text">
      <style:text-properties style:text-underline-style="none" officeooo:rsid="0059bc97" style:font-size-asian="16pt" style:font-size-complex="16pt"/>
    </style:style>
    <style:style style:name="T51" style:family="text">
      <style:text-properties style:text-underline-style="none" officeooo:rsid="00443102" style:font-size-asian="16pt" style:font-size-complex="16pt"/>
    </style:style>
    <style:style style:name="T52" style:family="text">
      <style:text-properties style:font-name="Rosario" fo:font-size="16pt" style:text-underline-style="none" officeooo:rsid="00199499" style:font-size-asian="16pt" style:font-size-complex="16pt"/>
    </style:style>
    <style:style style:name="T53" style:family="text">
      <style:text-properties style:font-name="Rosario" fo:font-size="16pt" style:text-underline-style="none" officeooo:rsid="000e5d2e" style:font-size-asian="16pt" style:font-size-complex="16pt"/>
    </style:style>
    <style:style style:name="T54" style:family="text">
      <style:text-properties style:font-name="Rosario" fo:font-size="16pt" style:text-underline-style="none" officeooo:rsid="003711d1" style:font-size-asian="16pt" style:font-size-complex="16pt"/>
    </style:style>
    <style:style style:name="T55" style:family="text">
      <style:text-properties style:font-name="Rosario" fo:font-size="16pt" style:text-underline-style="none" officeooo:rsid="00272098" style:font-size-asian="16pt" style:font-size-complex="16pt"/>
    </style:style>
    <style:style style:name="T56" style:family="text">
      <style:text-properties officeooo:rsid="005bfd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a Tiempo Ordinario <text:span text:style-name="T1">I</text:span></text:p>
      <text:p text:style-name="P2"/>
      <text:p text:style-name="P3">ENTRADA: Vayamos jubilosos (Misa Comunitaria) <text:a xlink:type="simple" xlink:href="https://www.youtube.com/watch?v=QVyj30-OO4o" text:style-name="Internet_20_link" text:visited-style-name="Visited_20_Internet_20_Link">https://www.youtube.com/watch?v=QVyj30-OO4o</text:a></text:p>
      <text:p text:style-name="P3">SEÑOR TEN PIEDAD: Kyrie eleison (Misa Es grande el amor del Señor)</text:p>
      <text:p text:style-name="P3"><text:a xlink:type="simple" xlink:href="https://www.youtube.com/watch?v=A05UQvgKbqg" text:style-name="Internet_20_link" text:visited-style-name="Visited_20_Internet_20_Link">https://www.youtube.com/watch?v=A05UQvgKbqg</text:a></text:p>
      <text:p text:style-name="P3">GLORIA: Gloria (Misa Es grande el amor del Señor) <text:a xlink:type="simple" xlink:href="https://www.youtube.com/watch?v=HHm2ZZOAUrA" text:style-name="Internet_20_link" text:visited-style-name="Visited_20_Internet_20_Link">https://www.youtube.com/watch?v=HHm2ZZOAUrA</text:a></text:p>
      <text:p text:style-name="P3"><text:span text:style-name="T2">SALMO </text:span><text:span text:style-name="T3">RESPONSORI</text:span><text:span text:style-name="T4">AL</text:span>: Melodía “<text:span text:style-name="T5">Aquí estoy Señor”</text:span></text:p>
      <text:p text:style-name="P3">ALELUYA: Aleluya, O filie (Gregoriano/T. Vaquero) <text:a xlink:type="simple" xlink:href="https://www.youtube.com/watch?v=f9px-uuspqs" text:style-name="Internet_20_link" text:visited-style-name="Visited_20_Internet_20_Link">https://www.youtube.com/watch?v=f9px-uuspqs</text:a></text:p>
      <text:p text:style-name="P3"><text:a xlink:type="simple" xlink:href="https://www.youtube.com/watch?v=tyy1a-jGURQ" text:style-name="Internet_20_link" text:visited-style-name="Visited_20_Internet_20_Link">https://www.youtube.com/watch?v=tyy1a-jGURQ</text:a></text:p>
      <text:p text:style-name="P3">OFERTORIO: Padre eterno, Dios piadoso (Misa Comunitaria) <text:a xlink:type="simple" xlink:href="https://www.youtube.com/watch?v=c94zMth3UE4" text:style-name="Internet_20_link" text:visited-style-name="Visited_20_Internet_20_Link">https://www.youtube.com/watch?v=c94zMth3UE4</text:a></text:p>
      <text:p text:style-name="P4">SANTO: Santo (Misa Es grande el amor del Señor) <text:a xlink:type="simple" xlink:href="https://www.youtube.com/watch?v=l_70C9Ojxu8" text:style-name="Internet_20_link" text:visited-style-name="Visited_20_Internet_20_Link">https://www.youtube.com/watch?v=l_70C9Ojxu8</text:a></text:p>
      <text:p text:style-name="P3">CORDERO <text:span text:style-name="T6">DE DIOS</text:span>: Cordero de Dios (Misa Es grande el amor del Señor)</text:p>
      <text:p text:style-name="P3"><text:a xlink:type="simple" xlink:href="https://www.youtube.com/watch?v=Zc_hndf_e_U" text:style-name="Internet_20_link" text:visited-style-name="Visited_20_Internet_20_Link">https://www.youtube.com/watch?v=Zc_hndf_e_U</text:a></text:p>
      <text:p text:style-name="P3">COMUNIÓN: Es mi padre (Osvaldo Catena) <text:a xlink:type="simple" xlink:href="https://www.youtube.com/watch?v=-4XfTVhvcCs" text:style-name="Internet_20_link" text:visited-style-name="Visited_20_Internet_20_Link">https://www.youtube.com/watch?v=-4XfTVhvcCs</text:a></text:p>
      <text:p text:style-name="P3"><text:span text:style-name="T6">SALIDA</text:span>: Toda hermosa eres María (Alejandro Vega Matu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Misa Cristo Rey del Universo</text:p>
      <text:p text:style-name="P6"/>
      <text:p text:style-name="P7"><text:span text:style-name="T5">ENTRADA</text:span>: Cantate Domino <text:span text:style-name="T7">(</text:span><text:span text:style-name="T8">George Frederich </text:span><text:span text:style-name="T7">Hëndel) </text:span><text:span text:style-name="T9">(Solista: Linda y Favian)</text:span></text:p>
      <text:p text:style-name="P8"><text:a xlink:type="simple" xlink:href="https://www.youtube.com/watch?v=chHcccTuBSs&amp;ab_channel=ArautosdoEvangelho" text:style-name="Internet_20_link" text:visited-style-name="Visited_20_Internet_20_Link">https://www.youtube.com/watch?v=chHcccTuBSs&amp;ab_channel=<text:span text:style-name="T10">ArautosdoEvangelho</text:span></text:a></text:p>
      <text:p text:style-name="P9">SEÑOR TEN PIEDAD: Kyrie eleison (Misa Es grande el amor del Señor)</text:p>
      <text:p text:style-name="P9"><text:a xlink:type="simple" xlink:href="https://www.youtube.com/watch?v=A05UQvgKbqg" text:style-name="Internet_20_link" text:visited-style-name="Visited_20_Internet_20_Link">https://www.youtube.com/watch?v=A05UQvgKbqg</text:a></text:p>
      <text:p text:style-name="P9">GLORIA: Gloria (Misa Es grande el amor del Señor) <text:span text:style-name="T9">(Solista: Sopranos)</text:span> <text:a xlink:type="simple" xlink:href="https://www.youtube.com/watch?v=HHm2ZZOAUrA" text:style-name="Internet_20_link" text:visited-style-name="Visited_20_Internet_20_Link">https://www.youtube.com/watch?v=HHm2ZZOAUrA</text:a></text:p>
      <text:p text:style-name="P10">SALMO <text:span text:style-name="T5">RESPONSORI</text:span><text:span text:style-name="T11">AL</text:span>: El Señor reina (Misa Cristo Rey) <text:span text:style-name="T9">(Solista: Linda)</text:span></text:p>
      <text:p text:style-name="P8"><text:span text:style-name="T6">ALELUYA</text:span>: Aleluya (Misa Cristo Rey) <text:span text:style-name="T9">(Solista: Contraltos)</text:span></text:p>
      <text:p text:style-name="P11"><text:span text:style-name="T6">OFERTORIO</text:span>: Sagrario del altar (Misa Cristo Rey) <text:span text:style-name="T9">(Solista: Sopranos)</text:span></text:p>
      <text:p text:style-name="P12">SANTO: Santo (Misa Es grande el amor del Señor) <text:span text:style-name="T9">(Solista: Sopranos)</text:span> <text:a xlink:type="simple" xlink:href="https://www.youtube.com/watch?v=l_70C9Ojxu8" text:style-name="Internet_20_link" text:visited-style-name="Visited_20_Internet_20_Link">https://www.youtube.com/watch?v=l_70C9Ojxu8</text:a></text:p>
      <text:p text:style-name="P12">CORDERO <text:span text:style-name="T6">DE DIOS</text:span>: Cordero de Dios (Misa Es grande el amor del Señor)</text:p>
      <text:p text:style-name="P12"><text:a xlink:type="simple" xlink:href="https://www.youtube.com/watch?v=Zc_hndf_e_U" text:style-name="Internet_20_link" text:visited-style-name="Visited_20_Internet_20_Link">https://www.youtube.com/watch?v=Zc_hndf_e_U</text:a></text:p>
      <text:p text:style-name="P13"><text:span text:style-name="T12">COMUNIÓN</text:span><text:span text:style-name="T13">: Oh buen Jesús (</text:span><text:span text:style-name="T14">Hno. León de H.E.C.</text:span><text:span text:style-name="T13">) </text:span><text:span text:style-name="T15">(Sol</text:span><text:span text:style-name="T16">ista:</text:span><text:span text:style-name="T17"> Sopranos</text:span><text:span text:style-name="T15">)</text:span></text:p>
      <text:p text:style-name="P14"><text:a xlink:type="simple" xlink:href="https://www.youtube.com/watch?v=QiCcqVzAtu8&amp;ab_channel=wwwyologo" text:style-name="Internet_20_link" text:visited-style-name="Visited_20_Internet_20_Link">https://www.youtube.com/watch?v=QiCcqVzAtu8&amp;ab_channel=wwwyologo</text:a></text:p>
      <text:p text:style-name="P15"><text:span text:style-name="T12">SALIDA</text:span><text:span text:style-name="T13">: </text:span><text:span text:style-name="T18">Mater amabilis </text:span><text:span text:style-name="T19">(</text:span><text:span text:style-name="T20">Rogelio Álvarez Meneses</text:span><text:span text:style-name="T19">)</text:span></text:p>
      <text:p text:style-name="P16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Misa <text:span text:style-name="T21">A</text:span><text:span text:style-name="T22">d</text:span><text:span text:style-name="T21">viento</text:span></text:p>
      <text:p text:style-name="P18"/>
      <text:p text:style-name="P15"><text:span text:style-name="T23">ENTRADA</text:span><text:span text:style-name="T24">: </text:span><text:span text:style-name="T25">Maranatha (Marco Frisina)</text:span></text:p>
      <text:p text:style-name="P19"><text:a xlink:type="simple" xlink:href="https://www.youtube.com/watch?v=8SfJnLLa9Aw&amp;ab_channel=MarianoDuran" text:style-name="Internet_20_link" text:visited-style-name="Visited_20_Internet_20_Link">https://www.youtube.com/watch?v=8SfJnLLa9Aw&amp;ab_channel=MarianoDuran</text:a></text:p>
      <text:p text:style-name="P20">SEÑOR TEN PIEDAD: Kyrie eleison (Misa<text:span text:style-name="T26">l Romano</text:span>)</text:p>
      <text:p text:style-name="P20"><text:a xlink:type="simple" xlink:href="https://www.youtube.com/watch?v=BFjrU6DgplY&amp;ab_channel=OCPWorshipResources" text:style-name="Internet_20_link" text:visited-style-name="Visited_20_Internet_20_Link">https://www.youtube.com/watch?v=BFjrU6DgplY&amp;ab_channel=OCPWorshipResources</text:a></text:p>
      <text:p text:style-name="P21">GLORIA: Gloria (Misa<text:span text:style-name="T27">l Romano</text:span>)</text:p>
      <text:p text:style-name="P21"><text:a xlink:type="simple" xlink:href="https://www.youtube.com/watch?v=sknNZquh6Xk&amp;ab_channel=OCPWorshipResources" text:style-name="Internet_20_link" text:visited-style-name="Visited_20_Internet_20_Link">https://www.youtube.com/watch?v=sknNZquh6Xk&amp;ab_channel=OCPWorshipResources</text:a></text:p>
      <text:p text:style-name="P22"><text:span text:style-name="T28">SALMO </text:span><text:span text:style-name="T29">RESPONSORI</text:span><text:span text:style-name="T30">AL</text:span><text:span text:style-name="T28">:</text:span><text:span text:style-name="T31">Melodia “</text:span><text:span text:style-name="T32">Cristo Rey</text:span><text:span text:style-name="T31">” </text:span><text:span text:style-name="T32">()</text:span></text:p>
      <text:p text:style-name="P23"><text:span text:style-name="T6">ALELUYA</text:span>: Aleluya (Misa <text:span text:style-name="T33">Comunitaria</text:span>)</text:p>
      <text:p text:style-name="P23"><text:a xlink:type="simple" xlink:href="https://www.youtube.com/watch?v=HPjqfX1DkUE&amp;ab_channel=OscarReflexiO" text:style-name="Internet_20_link" text:visited-style-name="Visited_20_Internet_20_Link">https://www.youtube.com/watch?v=HPjqfX1DkUE&amp;ab_channel=OscarReflexiO</text:a></text:p>
      <text:p text:style-name="P24"><text:span text:style-name="T6">OFERTORIO</text:span><text:span text:style-name="T33">: </text:span><text:span text:style-name="T34">Sagrario del altar (</text:span><text:span text:style-name="T35">Misa Cristo Rey</text:span><text:span text:style-name="T34">)</text:span></text:p>
      <text:p text:style-name="P25">SANTO: San<text:span text:style-name="T33">c</text:span>t<text:span text:style-name="T33">us</text:span> (Misa <text:span text:style-name="T33">Romano</text:span>)</text:p>
      <text:p text:style-name="P25"><text:a xlink:type="simple" xlink:href="https://www.youtube.com/watch?v=71ZfgBPUThU&amp;ab_channel=OCPWorshipResources" text:style-name="Internet_20_link" text:visited-style-name="Visited_20_Internet_20_Link">https://www.youtube.com/watch?v=71ZfgBPUThU&amp;ab_channel=OCPWorshipResources</text:a></text:p>
      <text:p text:style-name="P20">CORDERO <text:span text:style-name="T6">DE DIOS</text:span>: <text:span text:style-name="T36">Agnus Dei</text:span> (Misa<text:span text:style-name="T36">l Romano</text:span>)</text:p>
      <text:p text:style-name="P20"><text:a xlink:type="simple" xlink:href="https://www.youtube.com/watch?v=_6JvY-cfw7Y&amp;ab_channel=OCPWorshipResources" text:style-name="Internet_20_link" text:visited-style-name="Visited_20_Internet_20_Link"><text:span text:style-name="T2">https://www.youtube.com/watch?v=_6JvY-cfw7Y&amp;ab_channel=OCPWorshipResources</text:span></text:a></text:p>
      <text:p text:style-name="P26"><text:span text:style-name="T12">COMUNIÓN</text:span><text:span text:style-name="T13">: </text:span><text:span text:style-name="T37">Enmanuel, Dios con nosotros ()</text:span></text:p>
      <text:p text:style-name="P27"><text:span text:style-name="T12">SALIDA</text:span><text:span text:style-name="T13">: </text:span><text:span text:style-name="T18">Mater amabilis </text:span><text:span text:style-name="T19">(</text:span><text:span text:style-name="T20">Rogelio Álvarez Meneses</text:span><text:span text:style-name="T19">)</text:span></text:p>
      <text:p text:style-name="P28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28"/>
      <text:p text:style-name="P26"><text:span text:style-name="T13"/></text:p>
      <text:p text:style-name="P26"><text:span text:style-name="T13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9"><text:span text:style-name="T38"/></text:p>
      <text:p text:style-name="P26"><text:span text:style-name="T13"/></text:p>
      <text:p text:style-name="P30"><text:soft-page-break/>Misa <text:span text:style-name="T39">Navidad</text:span></text:p>
      <text:p text:style-name="P31"/>
      <text:p text:style-name="P32"><text:span text:style-name="T23">ENTRADA</text:span><text:span text:style-name="T24">: </text:span><text:span text:style-name="T40">Dios descansa</text:span><text:span text:style-name="T24"> </text:span><text:span text:style-name="T41">(</text:span><text:span text:style-name="T42">Tradicional ingles</text:span><text:span text:style-name="T41">)</text:span></text:p>
      <text:p text:style-name="P33"><text:a xlink:type="simple" xlink:href="https://www.youtube.com/watch?v=WTuJxaAisvg&amp;ab_channel=MagdalenCollegeChoirOxford-Topic" text:style-name="Internet_20_link" text:visited-style-name="Visited_20_Internet_20_Link">https://www.youtube.com/watch?v=WTuJxaAisvg&amp;ab_channel=MagdalenCollegeChoirOxford-Topic</text:a></text:p>
      <text:p text:style-name="P34">SEÑOR TEN PIEDAD: <text:span text:style-name="T43">God have merci</text:span> (M<text:span text:style-name="T44">ass of light</text:span>)</text:p>
      <text:p text:style-name="P35">GLORIA: Glor<text:span text:style-name="T44">y to God</text:span> (M<text:span text:style-name="T44">ass of light</text:span>)</text:p>
      <text:p text:style-name="P35"><text:a xlink:type="simple" xlink:href="https://www.youtube.com/watch?v=SP3zWN7YQLE&amp;ab_channel=4daluvofnikki" text:style-name="Internet_20_link" text:visited-style-name="Visited_20_Internet_20_Link"><text:span text:style-name="T2">https://www.youtube.com/watch?v=SP3zWN7YQLE&amp;ab_channel=4daluvofnikki</text:span></text:a></text:p>
      <text:p text:style-name="P36"><text:span text:style-name="T28">SALMO </text:span><text:span text:style-name="T29">RESPONSORI</text:span><text:span text:style-name="T30">AL</text:span><text:span text:style-name="T28">:</text:span><text:span text:style-name="T31">Melodia “</text:span><text:span text:style-name="T45">Salmo 147</text:span><text:span text:style-name="T31">” (</text:span><text:span text:style-name="T45">Laudis Canticum</text:span><text:span text:style-name="T31">)</text:span></text:p>
      <text:p text:style-name="P37"><text:a xlink:type="simple" xlink:href="https://www.youtube.com/watch?v=tzOwrbEYDUs&amp;ab_channel=LaudisCanticum" text:style-name="Internet_20_link" text:visited-style-name="Visited_20_Internet_20_Link">https://www.youtube.com/watch?v=tzOwrbEYDUs&amp;ab_channel=LaudisCanticum</text:a></text:p>
      <text:p text:style-name="P37"><text:span text:style-name="T6">ALELUYA</text:span>: Aleluya (Misa <text:span text:style-name="T46">Ritmica</text:span>)</text:p>
      <text:p text:style-name="P37"><text:a xlink:type="simple" xlink:href="https://www.youtube.com/watch?v=nOOyOSwb1Sc&amp;ab_channel=AlejandroMejía-Topic" text:style-name="Internet_20_link" text:visited-style-name="Visited_20_Internet_20_Link"><text:span text:style-name="T2">https://www.youtube.com/watch?v=nOOyOSwb1Sc&amp;ab_channel=AlejandroMej%C3%ADa-Topic</text:span></text:a></text:p>
      <text:p text:style-name="P38"><text:span text:style-name="T6">OFERTORIO</text:span><text:span text:style-name="T33">: </text:span><text:span text:style-name="T47">Adeste fideles (Tradicional)</text:span></text:p>
      <text:p text:style-name="P38"><text:a xlink:type="simple" xlink:href="https://youtu.be/INyKdKCNryI?si=gJ2JDNNz6mJX2dEG" text:style-name="Internet_20_link" text:visited-style-name="Visited_20_Internet_20_Link">https://youtu.be/INyKdKCNryI?si=gJ2JDNNz6mJX2dEG</text:a></text:p>
      <text:p text:style-name="P35">SANTO: <text:span text:style-name="T48">Holly, holly</text:span> (M<text:span text:style-name="T48">ass of light</text:span>)</text:p>
      <text:p text:style-name="P35"><text:a xlink:type="simple" xlink:href="https://www.youtube.com/watch?v=AZelcmHoKxo&amp;ab_channel=4daluvofnikki" text:style-name="Internet_20_link" text:visited-style-name="Visited_20_Internet_20_Link">https://www.youtube.com/watch?v=AZelcmHoKxo&amp;ab_channel=4daluvofnikki</text:a></text:p>
      <text:p text:style-name="P35">CORDERO <text:span text:style-name="T6">DE DIOS</text:span>: <text:span text:style-name="T49">Lamb of God</text:span> (M<text:span text:style-name="T49">ass of light</text:span>)</text:p>
      <text:p text:style-name="P35"><text:a xlink:type="simple" xlink:href="https://www.youtube.com/watch?v=RS30J67eky8&amp;ab_channel=4daluvofnikki" text:style-name="Internet_20_link" text:visited-style-name="Visited_20_Internet_20_Link">https://www.youtube.com/watch?v=RS30J67eky8&amp;ab_channel=4daluvofnikki</text:a></text:p>
      <text:p text:style-name="P32"><text:span text:style-name="T12">COMUNIÓN</text:span><text:span text:style-name="T13">: </text:span><text:span text:style-name="T50">Yo soy el camino firme</text:span><text:span text:style-name="T51"> ()</text:span></text:p>
      <text:p text:style-name="P32"><text:a xlink:type="simple" xlink:href="https://youtu.be/JEZqKNFZ9bY?si=v3lqBl-v5kdFcPkg" text:style-name="Internet_20_link" text:visited-style-name="Visited_20_Internet_20_Link"><text:span text:style-name="T51">https://youtu.be/JEZqKNFZ9bY?si=v3lqBl-v5kdFcPkg</text:span></text:a></text:p>
      <text:p text:style-name="P39"><text:span text:style-name="T52">SALIDA</text:span><text:span text:style-name="T53">: </text:span><text:span text:style-name="T54">Salve regina</text:span><text:span text:style-name="T55"> (</text:span><text:span text:style-name="T54">Raymond Lefevre</text:span><text:span text:style-name="T55">)</text:span></text:p>
      <text:p text:style-name="P40"><text:a xlink:type="simple" xlink:href="https://www.youtube.com/watch?v=4qX02VWdUJ8&amp;ab_channel=VittorioTessaro" text:style-name="Internet_20_link" text:visited-style-name="Visited_20_Internet_20_Link">https://www.youtube.com/watch?v=4qX02VWdUJ8&amp;ab_channel=VittorioTessaro</text:a></text:p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Misa Tiempo Ordinario <text:span text:style-name="T1">II</text:span></text:p>
      <text:p text:style-name="P42"/>
      <text:p text:style-name="P43">ENTRADA: <text:span text:style-name="T1">Peregrinos de Esperanza (Francesco Meneghello)</text:span></text:p>
      <text:p text:style-name="P43"><text:a xlink:type="simple" xlink:href="https://youtu.be/8QxEqjC1WiA?si=XkxCJy2voU_dYjed" text:style-name="Internet_20_link" text:visited-style-name="Visited_20_Internet_20_Link">https://youtu.be/8QxEqjC1WiA?si=XkxCJy2voU_dYjed</text:a></text:p>
      <text:p text:style-name="P43">SEÑOR TEN PIEDAD: Kyrie eleison (Misa <text:span text:style-name="T1">Cantada en Castellano</text:span>)</text:p>
      <text:p text:style-name="P43"><text:a xlink:type="simple" xlink:href="https://youtu.be/kSVfgoTTHCg?si=1FWXmtlR4P4fx6LU" text:style-name="Internet_20_link" text:visited-style-name="Visited_20_Internet_20_Link">https://youtu.be/kSVfgoTTHCg?si=1FWXmtlR4P4fx6LU</text:a></text:p>
      <text:p text:style-name="P43">GLORIA: Gloria (Misa <text:span text:style-name="T1">Cantada en Castellano</text:span>)</text:p>
      <text:p text:style-name="P43"><text:a xlink:type="simple" xlink:href="https://youtu.be/3ZTzlI7pxbM?si=RpQR2MVgpLzcusza" text:style-name="Internet_20_link" text:visited-style-name="Visited_20_Internet_20_Link">https://youtu.be/3ZTzlI7pxbM?si=RpQR2MVgpLzcusza</text:a></text:p>
      <text:p text:style-name="P43"><text:span text:style-name="T2">SALMO </text:span><text:span text:style-name="T3">RESPONSORI</text:span><text:span text:style-name="T4">AL</text:span>: Melodía <text:span text:style-name="T1">Salmo 118 (Laudis Canticum)</text:span></text:p>
      <text:p text:style-name="P43"><text:a xlink:type="simple" xlink:href="https://youtu.be/ebkOPI7LH3c?si=dUcrNRNbrg0izoAg" text:style-name="Internet_20_link" text:visited-style-name="Visited_20_Internet_20_Link">https://youtu.be/ebkOPI7LH3c?si=dUcrNRNbrg0izoAg</text:a></text:p>
      <text:p text:style-name="P43">ALELUYA: Aleluya <text:span text:style-name="T1">IV Taize</text:span></text:p>
      <text:p text:style-name="P43"><text:a xlink:type="simple" xlink:href="https://youtu.be/bMXstcHSYbA?si=NZyC8pPYjDqE2Ay" text:style-name="Internet_20_link" text:visited-style-name="Visited_20_Internet_20_Link">https://youtu.be/bMXstcHSYbA?si=NZyC8pPYjDqE2Ay</text:a>_</text:p>
      <text:p text:style-name="P43">OFERTORIO: <text:span text:style-name="T1">Bendigamos al Señor</text:span></text:p>
      <text:p text:style-name="P43"><text:a xlink:type="simple" xlink:href="https://youtu.be/lTUELtbaqEM?si=H0XK8yxkSgrr_yhQ" text:style-name="Internet_20_link" text:visited-style-name="Visited_20_Internet_20_Link">https://youtu.be/lTUELtbaqEM?si=H0XK8yxkSgrr_yhQ</text:a></text:p>
      <text:p text:style-name="P43">SANTO: San<text:span text:style-name="T1">to</text:span> (Misa <text:span text:style-name="T1">Cantada en Castellano</text:span>)</text:p>
      <text:p text:style-name="P43"><text:a xlink:type="simple" xlink:href="https://youtu.be/xOFgs4Uo6eo?si=6FXsfZIrLmo4O6QR" text:style-name="Internet_20_link" text:visited-style-name="Visited_20_Internet_20_Link">https://youtu.be/xOFgs4Uo6eo?si=6FXsfZIrLmo4O6QR</text:a></text:p>
      <text:p text:style-name="P43">CORDERO <text:span text:style-name="T6">DE DIOS</text:span>: Cordero de Dios (Misa <text:span text:style-name="T1">Cantada en Castellano</text:span>)</text:p>
      <text:p text:style-name="P43"><text:a xlink:type="simple" xlink:href="https://youtu.be/061NcaM1iG8?si=sn9CDpBMS0vvRwRo" text:style-name="Internet_20_link" text:visited-style-name="Visited_20_Internet_20_Link">https://youtu.be/061NcaM1iG8?si=sn9CDpBMS0vvRwRo</text:a></text:p>
      <text:p text:style-name="P43">COMUNIÓN: <text:span text:style-name="T1">Oh buen Jesus</text:span> (<text:span text:style-name="T1">Hernano Leon de las Escuelas Cristianas</text:span>)</text:p>
      <text:p text:style-name="P43"><text:a xlink:type="simple" xlink:href="https://youtu.be/QiCcqVzAtu8?si=AMLPJxq4fE6kMHR-" text:style-name="Internet_20_link" text:visited-style-name="Visited_20_Internet_20_Link">https://youtu.be/QiCcqVzAtu8?si=AMLPJxq4fE6kMHR-</text:a></text:p>
      <text:p text:style-name="P43"><text:span text:style-name="T6">SALIDA</text:span>: <text:span text:style-name="T56">O heros invincibiles ()</text:span></text:p>
      <text:p text:style-name="P43"><text:a xlink:type="simple" xlink:href="https://youtu.be/RjxxdhWkvbM?si=_XWS3xAWzUePbzIR" text:style-name="Internet_20_link" text:visited-style-name="Visited_20_Internet_20_Link">https://youtu.be/RjxxdhWkvbM?si=_XWS3xAWzUePbzIR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06:26.794165320</meta:creation-date>
    <dc:date>2025-01-11T16:37:13.963966779</dc:date>
    <meta:editing-duration>P3DT16H17M51S</meta:editing-duration>
    <meta:editing-cycles>54</meta:editing-cycles>
    <meta:generator>LibreOffice/24.8.4.2$Linux_X86_64 LibreOffice_project/480$Build-2</meta:generator>
    <meta:print-date>2024-10-27T18:40:41.664414859</meta:print-date>
    <meta:printed-by>Archivos PDF</meta:printed-by>
    <meta:document-statistic meta:table-count="0" meta:image-count="0" meta:object-count="0" meta:page-count="5" meta:paragraph-count="89" meta:word-count="422" meta:character-count="4896" meta:non-whitespace-character-count="4563"/>
  </office:meta>
</office:document-meta>
</file>